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478b" officeooo:paragraph-rsid="0016478b"/>
    </style:style>
    <style:style style:name="P2" style:family="paragraph" style:parent-style-name="Standard" style:list-style-name="L1">
      <style:text-properties officeooo:rsid="00170196" officeooo:paragraph-rsid="00170196"/>
    </style:style>
    <style:style style:name="P3" style:family="paragraph" style:parent-style-name="Standard" style:list-style-name="L1">
      <style:text-properties officeooo:rsid="0018303a" officeooo:paragraph-rsid="0018303a"/>
    </style:style>
    <style:style style:name="P4" style:family="paragraph" style:parent-style-name="Standard" style:list-style-name="L1">
      <style:text-properties officeooo:rsid="001b289d" officeooo:paragraph-rsid="001b289d"/>
    </style:style>
    <style:style style:name="P5" style:family="paragraph" style:parent-style-name="Standard" style:list-style-name="L1">
      <style:text-properties officeooo:rsid="001cd07c" officeooo:paragraph-rsid="001cd07c"/>
    </style:style>
    <style:style style:name="P6" style:family="paragraph" style:parent-style-name="Standard" style:list-style-name="L1">
      <style:text-properties officeooo:rsid="001cf4e9" officeooo:paragraph-rsid="001cf4e9"/>
    </style:style>
    <style:style style:name="P7" style:family="paragraph" style:parent-style-name="Standard" style:list-style-name="L1">
      <style:text-properties officeooo:rsid="00200a93" officeooo:paragraph-rsid="00200a93"/>
    </style:style>
    <style:style style:name="P8" style:family="paragraph" style:parent-style-name="Standard" style:list-style-name="L1">
      <style:text-properties officeooo:rsid="00218ecd" officeooo:paragraph-rsid="00218ecd"/>
    </style:style>
    <style:style style:name="P9" style:family="paragraph" style:parent-style-name="Standard" style:list-style-name="L1">
      <style:text-properties officeooo:rsid="0021a865" officeooo:paragraph-rsid="0021a865"/>
    </style:style>
    <style:style style:name="T1" style:family="text">
      <style:text-properties officeooo:rsid="0018303a"/>
    </style:style>
    <style:style style:name="T2" style:family="text">
      <style:text-properties officeooo:rsid="001b289d"/>
    </style:style>
    <style:style style:name="T3" style:family="text">
      <style:text-properties officeooo:rsid="001cd07c"/>
    </style:style>
    <style:style style:name="T4" style:family="text">
      <style:text-properties officeooo:rsid="001cf4e9"/>
    </style:style>
    <style:style style:name="T5" style:family="text">
      <style:text-properties officeooo:rsid="001ef27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67416066480176986" text:style-name="L1">
        <text:list-item>
          <text:p text:style-name="P1">Why</text:p>
          <text:list>
            <text:list-item>
              <text:p text:style-name="P1">Gravitational waves are real</text:p>
            </text:list-item>
            <text:list-item>
              <text:p text:style-name="P1">Lots of data</text:p>
            </text:list-item>
          </text:list>
        </text:list-item>
        <text:list-item>
          <text:p text:style-name="P1">How</text:p>
          <text:list>
            <text:list-item>
              <text:p text:style-name="P9">Cleaning</text:p>
              <text:list>
                <text:list-item>
                  <text:p text:style-name="P9">First whiten data by taking it’s fourier transform, dividing by amplitude spectral density, and transforming back</text:p>
                </text:list-item>
                <text:list-item>
                  <text:p text:style-name="P9">then suppress high frequency noise with butterworth bandpass filter</text:p>
                  <text:list>
                    <text:list-item>
                      <text:p text:style-name="P9">want to look in the range 80-300Hz, so suppress frequencies outside this range</text:p>
                    </text:list-item>
                  </text:list>
                </text:list-item>
              </text:list>
            </text:list-item>
            <text:list-item>
              <text:p text:style-name="P1">Kleine Welle selection algorithm</text:p>
              <text:list>
                <text:list-item>
                  <text:p text:style-name="P1">Decompose wavelets</text:p>
                  <text:list>
                    <text:list-item>
                      <text:p text:style-name="P2">Wavelet transform is essentially a convolution of signal f(t) with a mother wavelet psi(t) that has been scaled by the factor s</text:p>
                      <text:list>
                        <text:list-item>
                          <text:p text:style-name="P2">s also scales the <text:span text:style-name="T1">width of the mo</text:span>ther wavelet, making it analogous to a frequency <text:span text:style-name="T1">in fourier transform</text:span></text:p>
                        </text:list-item>
                        <text:list-item>
                          <text:p text:style-name="P4">dilated bandpass filter</text:p>
                        </text:list-item>
                      </text:list>
                    </text:list-item>
                    <text:list-item>
                      <text:p text:style-name="P3">dyadic wavelet decomposition <text:span text:style-name="T2">calculates wavelet transform at various scales across entire timeseries</text:span></text:p>
                      <text:list>
                        <text:list-item>
                          <text:p text:style-name="P4">returns series of coefficients corresponding to th<text:span text:style-name="T3">e “strength” of the scaled wavelet in that time chunk</text:span></text:p>
                          <text:list>
                            <text:list-item>
                              <text:p text:style-name="P5">analagous <text:s/>to fourier <text:span text:style-name="T4">transfor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luster coefficient<text:span text:style-name="T4">s</text:span></text:p>
                  <text:list>
                    <text:list-item>
                      <text:p text:style-name="P3">cluster in time and scale</text:p>
                      <text:list>
                        <text:list-item>
                          <text:p text:style-name="P3">no jumps in time or “frequency”</text:p>
                        </text:list-item>
                      </text:list>
                    </text:list-item>
                    <text:list-item>
                      <text:p text:style-name="P6">using Mean Shift clustering</text:p>
                      <text:list>
                        <text:list-item>
                          <text:p text:style-name="P6">can calculate arbitrary number of clusters of data</text:p>
                          <text:list>
                            <text:list-item>
                              <text:p text:style-name="P6">i.e., no required prior knowledge of num clust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lusters identify coefficients that are close together in both time and scale</text:p>
                      <text:list>
                        <text:list-item>
                          <text:p text:style-name="P6">accounts for the fact that <text:span text:style-name="T5">transients are in essence composed of many wavelets of varying scal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">Significance calculation</text:p>
                  <text:list>
                    <text:list-item>
                      <text:p text:style-name="P8">define square normalized energy for a point to be coefficient^2 divided by variance</text:p>
                    </text:list-item>
                    <text:list-item>
                      <text:p text:style-name="P8">cluster energy is then sum of square normalized energies</text:p>
                    </text:list-item>
                    <text:list-item>
                      <text:p text:style-name="P8">significance defined as negative log integral chisq</text:p>
                    </text:list-item>
                    <text:list-item>
                      <text:p text:style-name="P8">can threshold on significance to find transients</text:p>
                    </text:list-item>
                  </text:list>
                </text:list-item>
                <text:list-item>
                  <text:p text:style-name="P1">Results</text:p>
                  <text:list>
                    <text:list-item>
                      <text:p text:style-name="P7">injection events</text:p>
                    </text:list-item>
                    <text:list-item>
                      <text:p text:style-name="P9">My specific results</text:p>
                    </text:list-item>
                  </text:list>
                </text:list-item>
              </text:list>
            </text:list-item>
            <text:list-item>
              <text:p text:style-name="P1">Classification</text:p>
              <text:list>
                <text:list-item>
                  <text:p text:style-name="P1">Multi-Layer Perceptron</text:p>
                  <text:list>
                    <text:list-item>
                      <text:p text:style-name="P9">can use injected events for one set of labels</text:p>
                    </text:list-item>
                    <text:list-item>
                      <text:p text:style-name="P9">can also generate labels for terrestrial events by looking for events from H1 and L1 that do not overlap with each other</text:p>
                    </text:list-item>
                  </text:list>
                </text:list-item>
                <text:list-item>
                  <text:p text:style-name="P1">Results</text:p>
                </text:list-item>
              </text:list>
            </text:list-item>
          </text:list>
        </text:list-item>
        <text:list-item>
          <text:p text:style-name="P1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9:01:38.481452900</meta:creation-date>
    <dc:date>2017-05-17T23:00:42.892130486</dc:date>
    <meta:editing-duration>PT1H7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308" meta:character-count="1834" meta:non-whitespace-character-count="1601"/>
  </office:meta>
</office:document-meta>
</file>